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1000001058F3A57263B25935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1cm" fo:margin-left="0cm" table:align="left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3.101cm"/>
    </style:style>
    <style:style style:name="Tableau1.D" style:family="table-column">
      <style:table-column-properties style:column-width="3.013cm"/>
    </style:style>
    <style:style style:name="Tableau1.E" style:family="table-column">
      <style:table-column-properties style:column-width="2.891cm"/>
    </style:style>
    <style:style style:name="Tableau1.F" style:family="table-column">
      <style:table-column-properties style:column-width="3.353cm"/>
    </style:style>
    <style:style style:name="Tableau1.1" style:family="table-row">
      <style:table-row-properties style:min-row-height="0.337cm" fo:keep-together="always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3.103cm"/>
    </style:style>
    <style:style style:name="Tableau1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3" style:family="table-row">
      <style:table-row-properties style:min-row-height="2.007cm"/>
    </style:style>
    <style:style style:name="Tableau1.E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4" style:family="table-row">
      <style:table-row-properties style:min-row-height="1.533cm"/>
    </style:style>
    <style:style style:name="Tableau1.F4" style:family="table-cell">
      <style:table-cell-properties fo:padding-left="0.191cm" fo:padding-right="0.191cm" fo:padding-top="0cm" fo:padding-bottom="0cm" fo:border="0.5pt solid #000000"/>
    </style:style>
    <style:style style:name="Tableau1.5" style:family="table-row">
      <style:table-row-properties style:min-row-height="1.616cm"/>
    </style:style>
    <style:style style:name="Tableau1.F5" style:family="table-cell">
      <style:table-cell-properties fo:padding-left="0.191cm" fo:padding-right="0.191cm" fo:padding-top="0cm" fo:padding-bottom="0cm" fo:border="0.5pt solid #000000"/>
    </style:style>
    <style:style style:name="Tableau1.6" style:family="table-row">
      <style:table-row-properties style:min-row-height="1.607cm"/>
    </style:style>
    <style:style style:name="Tableau1.E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7" style:family="table-row">
      <style:table-row-properties style:min-row-height="2.817cm"/>
    </style:style>
    <style:style style:name="Tableau1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8" style:family="table-row">
      <style:table-row-properties style:min-row-height="2.454cm"/>
    </style:style>
    <style:style style:name="Tableau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au1.D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1.808cm"/>
    </style:style>
    <style:style style:name="Tableau1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E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paragraph-rsid="00105075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9" style:family="paragraph" style:parent-style-name="Standard">
      <style:text-properties style:font-name="Arial1" fo:font-size="11pt" officeooo:paragraph-rsid="002c6274" style:font-size-asian="11pt" style:font-name-complex="Arial1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2" style:family="paragraph" style:parent-style-name="Standard">
      <style:paragraph-properties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14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15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16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26e09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2ec86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805f9" officeooo:paragraph-rsid="001805f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805f9" officeooo:paragraph-rsid="0026e09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43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4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5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6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49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50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51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52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53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54" style:family="paragraph" style:parent-style-name="Standard">
      <style:text-properties fo:color="#008000" style:font-name="Arial" style:font-name-complex="Arial1"/>
    </style:style>
    <style:style style:name="P55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56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57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58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59" style:family="paragraph">
      <style:paragraph-properties style:writing-mode="lr-tb"/>
    </style:style>
    <style:style style:name="P60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loext:graphic-properties draw:fill="gradient" draw:fill-color="#92cddc" draw:fill-gradient-name="Gradient_20_2"/>
      <style:paragraph-properties style:writing-mode="lr-tb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68" style:family="paragraph">
      <loext:graphic-properties draw:fill="none" draw:fill-color="#ffffff"/>
      <style:text-properties fo:font-weight="bold" style:font-weight-asian="bold" style:font-weight-complex="bold"/>
    </style:style>
    <style:style style:name="P6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0" style:family="paragraph">
      <loext:graphic-properties draw:fill="gradient" draw:fill-color="#92cddc" draw:fill-gradient-name="Gradient_20_2"/>
      <style:paragraph-properties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8e391" style:font-size-asian="12.25pt" style:font-weight-asian="bold" style:font-size-complex="14pt" style:font-weight-complex="bold"/>
    </style:style>
    <style:style style:name="T4" style:family="text">
      <style:text-properties officeooo:rsid="000c9fd3"/>
    </style:style>
    <style:style style:name="T5" style:family="text">
      <style:text-properties officeooo:rsid="00105075"/>
    </style:style>
    <style:style style:name="T6" style:family="text">
      <style:text-properties officeooo:rsid="0012462a"/>
    </style:style>
    <style:style style:name="T7" style:family="text">
      <style:text-properties officeooo:rsid="001805f9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90f6b" style:font-size-asian="11pt" style:font-size-complex="11pt"/>
    </style:style>
    <style:style style:name="T10" style:family="text">
      <style:text-properties officeooo:rsid="0019c87e"/>
    </style:style>
    <style:style style:name="T11" style:family="text">
      <style:text-properties fo:color="#000000" officeooo:rsid="0012462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6e093" style:font-weight-asian="bold" style:font-weight-complex="bold"/>
    </style:style>
    <style:style style:name="T14" style:family="text">
      <style:text-properties fo:font-weight="bold" officeooo:rsid="00271b64" style:font-weight-asian="bold" style:font-weight-complex="bold"/>
    </style:style>
    <style:style style:name="T15" style:family="text">
      <style:text-properties fo:font-weight="bold" officeooo:rsid="00293020" style:font-weight-asian="bold" style:font-weight-complex="bold"/>
    </style:style>
    <style:style style:name="T16" style:family="text">
      <style:text-properties fo:font-weight="bold" officeooo:rsid="0029bcf5" style:font-weight-asian="bold" style:font-weight-complex="bold"/>
    </style:style>
    <style:style style:name="T17" style:family="text">
      <style:text-properties fo:font-weight="bold" officeooo:rsid="002d0f22" style:font-weight-asian="bold" style:font-weight-complex="bold"/>
    </style:style>
    <style:style style:name="T18" style:family="text">
      <style:text-properties fo:font-weight="bold" officeooo:rsid="003003b1" style:font-weight-asian="bold" style:font-weight-complex="bold"/>
    </style:style>
    <style:style style:name="T19" style:family="text">
      <style:text-properties fo:font-weight="bold" officeooo:rsid="002fbe42" style:font-weight-asian="bold" style:font-weight-complex="bold"/>
    </style:style>
    <style:style style:name="T20" style:family="text">
      <style:text-properties officeooo:rsid="0026e093"/>
    </style:style>
    <style:style style:name="T21" style:family="text">
      <style:text-properties officeooo:rsid="00271b64"/>
    </style:style>
    <style:style style:name="T22" style:family="text">
      <style:text-properties fo:font-size="12pt" officeooo:rsid="00271b64" style:font-size-asian="10.5pt" style:font-size-complex="12pt"/>
    </style:style>
    <style:style style:name="T23" style:family="text">
      <style:text-properties fo:font-size="12pt" officeooo:rsid="0030d78c" style:font-size-asian="10.5pt" style:font-size-complex="12pt"/>
    </style:style>
    <style:style style:name="T24" style:family="text">
      <style:text-properties fo:font-size="12pt" fo:font-weight="bold" officeooo:rsid="00271b64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293020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3003b1" style:font-size-asian="10.5pt" style:font-weight-asian="bold" style:font-size-complex="12pt" style:font-weight-complex="bold"/>
    </style:style>
    <style:style style:name="T27" style:family="text">
      <style:text-properties officeooo:rsid="002d0f22"/>
    </style:style>
    <style:style style:name="T28" style:family="text">
      <style:text-properties officeooo:rsid="002dd507"/>
    </style:style>
    <style:style style:name="T29" style:family="text">
      <style:text-properties officeooo:rsid="002fbe42"/>
    </style:style>
    <style:style style:name="T30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32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933cm" fo:min-width="0.275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7"/>
      <text:p text:style-name="P17">DOSSIER DE CONCEPTION</text:p>
      <text:p text:style-name="P17"/>
      <text:p text:style-name="P17">JUKEBOX CONNECTE</text:p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PRÉSENTATION DU BESOIN</text:p>
      <text:p text:style-name="P27"/>
      <text:p text:style-name="P20">1) Mise en situation</text:p>
      <text:p text:style-name="P24"/>
      <text:p text:style-name="P31"><text:tab/><text:span text:style-name="T8">De nos jour la musique fait partie </text:span><text:span text:style-name="T9">intégrante</text:span><text:span text:style-name="T8"> de notre vie, lors de soirée entre amis, dans un bar. </text:span><text:span text:style-name="T9">Des améliorations furent crée dans le but de faciliter l’écoute de musique par un groupe. Ceux des années 80</text:span></text:p>
      <text:p text:style-name="P24"/>
      <text:p text:style-name="P20">2) Le besoin et son marché</text:p>
      <text:p text:style-name="P20"/>
      <text:p text:style-name="P32"><text:span text:style-name="T8">Lors de soirée, la musique est souvent gérée par une seule personne et de par ce fait ne peux convenir a tout le monde.</text:span> </text:p>
      <text:p text:style-name="P33"/>
      <text:p text:style-name="P25"/>
      <text:p text:style-name="P20">3) Le contexte du projet et ses objectifs</text:p>
      <text:p text:style-name="P20"/>
      <text:p text:style-name="P24"><text:tab/><text:span text:style-name="T8">Lors d'une soirée entre amis, la musique est souvent gérée uniquement par une personne. De ce fait, le problème est que la musique ne pourrait pas convenir à tout le monde</text:span></text:p>
      <text:p text:style-name="P4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3"/>
      <text:p text:style-name="P20"/>
      <text:p text:style-name="P20"/>
      <text:p text:style-name="P20"/>
      <text:p text:style-name="P20"/>
      <text:p text:style-name="P19"><text:soft-page-break/>Expression fonctionnelle du besoin</text:p>
      <text:p text:style-name="P20"/>
      <text:p text:style-name="P20">4) Énoncé du besoin</text:p>
      <text:p text:style-name="P24"><text:tab/></text:p>
      <text:p text:style-name="P51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51"/>
      <text:p text:style-name="P52"/>
      <text:p text:style-name="P53"><draw:custom-shape text:anchor-type="char" draw:z-index="8" draw:name="Oval 23" draw:style-name="gr5" draw:text-style-name="P63" svg:width="4.874cm" svg:height="2.19cm" svg:x="10.564cm" svg:y="0.081cm"><text:p text:style-name="P62"><text:span text:style-name="T31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63" svg:width="5.347cm" svg:height="2.294cm" svg:x="1.508cm" svg:y="0.425cm"><text:p text:style-name="P62"><text:span text:style-name="T31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53"/>
      <text:p text:style-name="P53"><draw:custom-shape text:anchor-type="char" draw:z-index="4" draw:name="Oval 24" draw:style-name="gr1" draw:text-style-name="P60" svg:width="3.978cm" svg:height="5.428cm" svg:x="6.586cm" svg:y="0.168cm"><text:p text:style-name="P59"><text:span text:style-name="T30"/></text:p><text:p text:style-name="P59"><text:span text:style-name="T30"/></text:p><text:p text:style-name="P59"><text:span text:style-name="T30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3"><draw:line text:anchor-type="char" draw:z-index="5" draw:name="Line 25" draw:style-name="gr2" draw:text-style-name="P61" svg:x1="10.874cm" svg:y1="0.293cm" svg:x2="10.888cm" svg:y2="7.44cm"><text:p/></draw:line><draw:custom-shape text:anchor-type="char" draw:z-index="7" draw:name="Freeform 26" draw:style-name="gr4" draw:text-style-name="P64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3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53"/>
      <text:p text:style-name="P54"/>
      <text:p text:style-name="P54"/>
      <text:p text:style-name="P53"><draw:frame draw:style-name="fr1" draw:name="Cadre4" text:anchor-type="char" svg:x="1.27cm" svg:y="0.113cm" svg:width="14.529cm" svg:height="1.349cm" draw:z-index="0"><draw:text-box><text:p text:style-name="P6">Permettre à un groupe <text:span text:style-name="T5">de personnes </text:span>souhaitant <text:span text:style-name="T5">partager entre eux</text:span> <text:span text:style-name="T5">leurs</text:span> musique<text:span text:style-name="T6">s</text:span> <text:span text:style-name="T5">en</text:span> temps réel sur un système audio</text:p></draw:text-box></draw:frame></text:p>
      <text:p text:style-name="P53"/>
      <text:p text:style-name="P55"/>
      <text:p text:style-name="P55"/>
      <text:p text:style-name="P20"/>
      <text:p text:style-name="P20"/>
      <text:p text:style-name="P20">5) Validation du besoin</text:p>
      <text:p text:style-name="P20"/>
      <text:p text:style-name="P29">Pourquoi ce besoin existe-il ? </text:p>
      <text:p text:style-name="P29"/>
      <text:p text:style-name="P34"><text:tab/>- <text:span text:style-name="T10">Pour satisfaire un groupe d'amateur de musiques</text:span></text:p>
      <text:p text:style-name="P34"><text:tab/>- <text:span text:style-name="T10">Pour permettre à n'importe qui d'ajouter de la musique en soirée</text:span></text:p>
      <text:p text:style-name="P34"><text:tab/>- <text:span text:style-name="T10">Parce que la musique ne peut convenir à tout le monde</text:span></text:p>
      <text:p text:style-name="P34"><text:tab/>- <text:span text:style-name="T10">Pour adapter la musique aux goûts de chacun</text:span></text:p>
      <text:p text:style-name="P34"/>
      <text:p text:style-name="P30">Qu'est ce qui pourrait le faire disparaître ?</text:p>
      <text:p text:style-name="P35"><text:tab/>- Plus de soirées <text:span text:style-name="T11">entre amis</text:span>( improbable)</text:p>
      <text:p text:style-name="P35"><text:tab/>- <text:span text:style-name="T10">Pas d'accès internet </text:span>(improbable)</text:p>
      <text:p text:style-name="P35"/>
      <text:p text:style-name="P30">Qu'est ce qui pourrait le faire évoluer ?</text:p>
      <text:p text:style-name="P35">- <text:span text:style-name="T10">Evolution des modes de communications</text:span></text:p>
      <text:p text:style-name="P35"/>
      <text:p text:style-name="P28"><text:soft-page-break/>Conclusion</text:p>
      <text:p text:style-name="P35"/>
      <text:p text:style-name="P35"><text:tab/>En conclusion, le besoin est validé à <text:span text:style-name="T6">court</text:span> terme.</text:p>
      <text:p text:style-name="P36"><text:tab/><text:span text:style-name="T3">Analyse fonctionnelle du besoin</text:span></text:p>
      <text:p text:style-name="P20"/>
      <text:p text:style-name="P20">6) Relations avec le milieu extérieur</text:p>
      <text:p text:style-name="P56"/>
      <text:p text:style-name="P56"><draw:custom-shape text:anchor-type="paragraph" draw:z-index="42" draw:name="Oval 40" draw:style-name="gr14" draw:text-style-name="P70" svg:width="4.373cm" svg:height="2.378cm" svg:x="4.83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Oval 40" draw:style-name="gr14" draw:text-style-name="P65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6"/>
      <text:p text:style-name="P57"><draw:frame text:anchor-type="paragraph" draw:z-index="36" draw:style-name="gr13" draw:text-style-name="P66" svg:width="3.058cm" svg:height="1.029cm" svg:x="5.877cm" svg:y="0.43cm"><draw:text-box><text:p>Normes</text:p></draw:text-box></draw:frame><draw:frame text:anchor-type="paragraph" draw:z-index="43" draw:style-name="gr13" draw:text-style-name="P66" svg:width="3.058cm" svg:height="1.029cm" svg:x="10.76cm" svg:y="0.445cm"><draw:text-box><text:p>Utilisateur</text:p></draw:text-box></draw:frame></text:p>
      <text:p text:style-name="P14"/>
      <text:p text:style-name="P16"/>
      <text:p text:style-name="P58"><draw:custom-shape text:anchor-type="char" draw:z-index="28" draw:name="Oval 40" draw:style-name="gr8" draw:text-style-name="P65" svg:width="4.373cm" svg:height="2.378cm" svg:x="-0.071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Freeform 59" draw:style-name="gr7" draw:text-style-name="P64" svg:width="2.192cm" svg:height="0.962cm" draw:transform="rotate (1.44862327915529) translate (6.56872222222222cm 2.52765277777778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39" draw:name="Freeform 50" draw:style-name="gr17" draw:text-style-name="P64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58"><draw:custom-shape text:anchor-type="char" draw:z-index="16" draw:style-name="gr12" draw:text-style-name="P64" svg:width="1.158cm" svg:height="3.393cm" draw:transform="rotate (0.994837673636768) translate (3.98286111111111cm 1.083027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42"><draw:frame text:anchor-type="paragraph" draw:z-index="20" draw:style-name="gr13" draw:text-style-name="P67" svg:width="3.058cm" svg:height="1.029cm" svg:x="10.421cm" svg:y="0.335cm"><draw:text-box><text:p><text:span text:style-name="T32">FS1</text:span></text:p></draw:text-box></draw:frame><draw:frame text:anchor-type="paragraph" draw:z-index="34" draw:style-name="gr13" draw:text-style-name="P66" svg:width="3.058cm" svg:height="1.029cm" svg:x="1.039cm" svg:y="0.247cm"><draw:text-box><text:p>Support</text:p></draw:text-box></draw:frame><draw:frame text:anchor-type="paragraph" draw:z-index="44" draw:style-name="gr13" draw:text-style-name="P68" svg:width="3.058cm" svg:height="1.029cm" svg:x="7.183cm" svg:y="0.277cm"><draw:text-box><text:p><text:span text:style-name="T12">FS8</text:span></text:p></draw:text-box></draw:frame><draw:custom-shape text:anchor-type="char" draw:z-index="15" draw:style-name="gr11" draw:text-style-name="P64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42"><draw:frame text:anchor-type="paragraph" draw:z-index="25" draw:style-name="gr13" draw:text-style-name="P68" svg:width="3.058cm" svg:height="1.029cm" svg:x="4.65cm" svg:y="0.277cm"><draw:text-box><text:p><text:span text:style-name="T12">FS7</text:span></text:p></draw:text-box></draw:frame><draw:custom-shape text:anchor-type="char" draw:z-index="40" draw:name="Oval 40" draw:style-name="gr8" draw:text-style-name="P65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custom-shape text:anchor-type="char" draw:z-index="37" draw:name="Oval 30" draw:style-name="gr15" draw:text-style-name="P65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frame text:anchor-type="paragraph" draw:z-index="41" draw:style-name="gr13" draw:text-style-name="P66" svg:width="3.058cm" svg:height="1.029cm" svg:x="12.92cm" svg:y="0.275cm"><draw:text-box><text:p>Système Audio</text:p></draw:text-box></draw:frame></text:p>
      <text:p text:style-name="P43"><draw:custom-shape text:anchor-type="char" draw:z-index="14" draw:name="Oval 40" draw:style-name="gr8" draw:text-style-name="P65" svg:width="4.373cm" svg:height="2.378cm" svg:x="-0.563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frame text:anchor-type="paragraph" draw:z-index="38" draw:style-name="gr16" draw:text-style-name="P69" svg:width="4.257cm" svg:height="1.729cm" svg:x="6.458cm" svg:y="0.298cm"><draw:text-box><text:p><text:span text:style-name="T33">Jukebox connecté</text:span></text:p></draw:text-box></draw:frame></text:p>
      <text:p text:style-name="P43"><draw:frame text:anchor-type="paragraph" draw:z-index="24" draw:style-name="gr13" draw:text-style-name="P68" svg:width="3.058cm" svg:height="1.029cm" svg:x="3.895cm" svg:y="0.196cm"><draw:text-box><text:p><text:span text:style-name="T12">FS6</text:span></text:p></draw:text-box></draw:frame><draw:frame text:anchor-type="paragraph" draw:z-index="17" draw:style-name="gr13" draw:text-style-name="P66" svg:width="3.058cm" svg:height="1.029cm" svg:x="0.661cm" svg:y="0.196cm"><draw:text-box><text:p>Esthétique</text:p></draw:text-box></draw:frame></text:p>
      <text:p text:style-name="P44"/>
      <text:p text:style-name="P48"><draw:frame text:anchor-type="paragraph" draw:z-index="21" draw:style-name="gr13" draw:text-style-name="P68" svg:width="3.058cm" svg:height="1.029cm" svg:x="11.273cm" svg:y="0.212cm"><draw:text-box><text:p><text:span text:style-name="T12">FS2</text:span></text:p></draw:text-box></draw:frame><draw:custom-shape text:anchor-type="char" draw:z-index="9" draw:name="Freeform 53" draw:style-name="gr6" draw:text-style-name="P64" svg:width="2.767cm" svg:height="1.777cm" svg:x="3.258cm" svg:y="0.309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15"><draw:custom-shape text:anchor-type="char" draw:z-index="26" draw:name="Oval 40" draw:style-name="gr8" draw:text-style-name="P65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frame text:anchor-type="paragraph" draw:z-index="27" draw:style-name="gr13" draw:text-style-name="P66" svg:width="3.058cm" svg:height="1.029cm" svg:x="13.765cm" svg:y="0.307cm"><draw:text-box><text:p>Smartphone</text:p></draw:text-box></draw:frame><draw:frame text:anchor-type="paragraph" draw:z-index="23" draw:style-name="gr13" draw:text-style-name="P68" svg:width="3.058cm" svg:height="1.029cm" svg:x="4.362cm" svg:y="0.168cm"><draw:text-box><text:p><text:span text:style-name="T12">FS5</text:span></text:p></draw:text-box></draw:frame><draw:custom-shape text:anchor-type="char" draw:z-index="10" draw:name="Freeform 59" draw:style-name="gr7" draw:text-style-name="P64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9" draw:name="Freeform 59" draw:style-name="gr7" draw:text-style-name="P64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/text:p>
      <text:p text:style-name="P43"><draw:custom-shape text:anchor-type="char" draw:z-index="11" draw:name="Oval 40" draw:style-name="gr8" draw:text-style-name="P65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frame text:anchor-type="paragraph" draw:z-index="22" draw:style-name="gr13" draw:text-style-name="P68" svg:width="3.058cm" svg:height="1.029cm" svg:x="9.46cm" svg:y="0.005cm"><draw:text-box><text:p><text:span text:style-name="T12">FS3</text:span></text:p></draw:text-box></draw:frame><draw:frame text:anchor-type="paragraph" draw:z-index="30" draw:style-name="gr13" draw:text-style-name="P68" svg:width="3.058cm" svg:height="1.029cm" svg:x="6.403cm" svg:y="0.005cm"><draw:text-box><text:p><text:span text:style-name="T12">FS4</text:span></text:p></draw:text-box></draw:frame><draw:frame text:anchor-type="paragraph" draw:z-index="18" draw:style-name="gr13" draw:text-style-name="P66" svg:width="3.058cm" svg:height="1.029cm" svg:x="0.96cm" svg:y="0.215cm"><draw:text-box><text:p>Ergonomie</text:p></draw:text-box></draw:frame></text:p>
      <text:p text:style-name="P46"/>
      <text:p text:style-name="P43"><draw:custom-shape text:anchor-type="char" draw:z-index="12" draw:name="Oval 42" draw:style-name="gr9" draw:text-style-name="P65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64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31" draw:name="Oval 40" draw:style-name="gr8" draw:text-style-name="P65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5"/>
      <text:p text:style-name="P49"><draw:frame text:anchor-type="paragraph" draw:z-index="19" draw:style-name="gr13" draw:text-style-name="P66" svg:width="3.058cm" svg:height="1.029cm" svg:x="10.783cm" svg:y="0.272cm"><draw:text-box><text:p>Energie</text:p></draw:text-box></draw:frame><draw:frame text:anchor-type="paragraph" draw:z-index="32" draw:style-name="gr13" draw:text-style-name="P66" svg:width="3.058cm" svg:height="1.029cm" svg:x="4.898cm" svg:y="0.129cm"><draw:text-box><text:p>Milieu Ambiant</text:p></draw:text-box></draw:frame><text:tab/></text:p>
      <text:p text:style-name="P50"/>
      <text:p text:style-name="P50"/>
      <text:p text:style-name="P49"/>
      <text:p text:style-name="P49"/>
      <text:p text:style-name="P18"/>
      <text:p text:style-name="P20"/>
      <text:p text:style-name="P20">7) Listes des fonctions de service</text:p>
      <text:p text:style-name="P20"/>
      <text:p text:style-name="P37"/>
      <text:p text:style-name="P37">FS1 : Permettre à l'utilisateur de <text:span text:style-name="T7">partager la musique sur un système audio</text:span></text:p>
      <text:p text:style-name="P37">FS2 : Permettre <text:span text:style-name="T7">à l'utilisateur de contrôler le jukebox depuis son smartphone</text:span></text:p>
      <text:p text:style-name="P37">FS3 : <text:span text:style-name="T7">Alimenter le système</text:span></text:p>
      <text:p text:style-name="P37">FS4 : <text:span text:style-name="T7">Résister aux contraintes extérieures</text:span></text:p>
      <text:p text:style-name="P37">FS5 : <text:span text:style-name="T7">Être simple d'utilisation et intuitif</text:span></text:p>
      <text:p text:style-name="P37">FS6 : <text:span text:style-name="T7">Être visuellement agréable</text:span></text:p>
      <text:p text:style-name="P37">FS7 : <text:span text:style-name="T7">Être stable sur un support</text:span></text:p>
      <text:p text:style-name="P40">FS8 : Respecter les normes en vigueur</text:p>
      <text:p text:style-name="P20"><text:soft-page-break/><text:span text:style-name="T4">8</text:span>) Caractérisation des fonctions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1">Fonctions</text:p>
          </table:table-cell>
          <table:table-cell table:style-name="Tableau1.A1" office:value-type="string">
            <text:p text:style-name="P11">Désignation</text:p>
          </table:table-cell>
          <table:table-cell table:style-name="Tableau1.A1" office:value-type="string">
            <text:p text:style-name="P11">Critères d’appréciation</text:p>
          </table:table-cell>
          <table:table-cell table:style-name="Tableau1.A1" office:value-type="string">
            <text:p text:style-name="P11">Niveau</text:p>
          </table:table-cell>
          <table:table-cell table:style-name="Tableau1.A1" office:value-type="string">
            <text:p text:style-name="P11">Limite d'acceptation</text:p>
          </table:table-cell>
          <table:table-cell table:style-name="Tableau1.F1" office:value-type="string">
            <text:p text:style-name="P10">Observations</text:p>
          </table:table-cell>
        </table:table-row>
        <table:table-row table:style-name="Tableau1.2">
          <table:table-cell table:style-name="Tableau1.A1" office:value-type="string">
            <text:p text:style-name="P10">FS1</text:p>
          </table:table-cell>
          <table:table-cell table:style-name="Tableau1.A1" office:value-type="string">
            <text:p text:style-name="P7">Permettre à l'utilisateur de partager la musique sur un système audio</text:p>
          </table:table-cell>
          <table:table-cell table:style-name="Tableau1.A1" office:value-type="string">
            <text:p text:style-name="P8">- Micro-Ordinateur</text:p>
            <text:p text:style-name="P8"/>
            <text:p text:style-name="P8">- Sortie audio</text:p>
            <text:p text:style-name="P8"/>
          </table:table-cell>
          <table:table-cell table:style-name="Tableau1.A1" office:value-type="string">
            <text:p text:style-name="P12"/>
            <text:p text:style-name="P12">- Raspberry Pi</text:p>
            <text:p text:style-name="P12"/>
            <text:p text:style-name="P12"/>
            <text:p text:style-name="P12">- RCA (jack 3.5) ; Bluetooth</text:p>
            <text:p text:style-name="P12"/>
          </table:table-cell>
          <table:table-cell table:style-name="Tableau1.E2" office:value-type="string">
            <text:p text:style-name="P13"/>
            <text:p text:style-name="P7">/</text:p>
            <text:p text:style-name="P7"/>
            <text:p text:style-name="P7"/>
            <text:p text:style-name="P7">/</text:p>
            <text:p text:style-name="P7"/>
          </table:table-cell>
          <table:table-cell table:style-name="Tableau1.F1" office:value-type="string">
            <text:p text:style-name="P7">Gestion de la priorité de lecture avec un algorithme favorisant la répartition des musiques jouées par les utilisateurs</text:p>
          </table:table-cell>
        </table:table-row>
        <table:table-row table:style-name="Tableau1.3">
          <table:table-cell table:style-name="Tableau1.A1" office:value-type="string">
            <text:p text:style-name="P10">FS2</text:p>
          </table:table-cell>
          <table:table-cell table:style-name="Tableau1.A1" office:value-type="string">
            <text:p text:style-name="P7">Permettre à l'utilisateur de contrôler le jukebox depuis son Smartphone</text:p>
          </table:table-cell>
          <table:table-cell table:style-name="Tableau1.A1" office:value-type="string">
            <text:p text:style-name="P8">- Interface</text:p>
            <text:p text:style-name="P8"/>
            <text:p text:style-name="P8">- Connexion à l'interface</text:p>
            <text:p text:style-name="P8"/>
            <text:p text:style-name="P8">- Connectivité</text:p>
          </table:table-cell>
          <table:table-cell table:style-name="Tableau1.A1" office:value-type="string">
            <text:p text:style-name="P12">-Web</text:p>
            <text:p text:style-name="P12"/>
            <text:p text:style-name="P12">-<text:bookmark text:name="_GoBack107"/>QrCode ;NFC ; ip</text:p>
            <text:p text:style-name="P12"/>
            <text:p text:style-name="P12">- Wifi ; Ethernet</text:p>
          </table:table-cell>
          <table:table-cell table:style-name="Tableau1.E3" office:value-type="string">
            <text:p text:style-name="P7">/</text:p>
            <text:p text:style-name="P7"/>
            <text:p text:style-name="P7">/</text:p>
            <text:p text:style-name="P7"/>
            <text:p text:style-name="P7"/>
            <text:p text:style-name="P7">/</text:p>
          </table:table-cell>
          <table:table-cell table:style-name="Tableau1.F1" office:value-type="string">
            <text:p text:style-name="P7">Connexion aisée à l’aide du NFC et du QrCode</text:p>
          </table:table-cell>
        </table:table-row>
        <table:table-row table:style-name="Tableau1.4">
          <table:table-cell table:style-name="Tableau1.A1" office:value-type="string">
            <text:p text:style-name="P10">FS3</text:p>
          </table:table-cell>
          <table:table-cell table:style-name="Tableau1.A1" office:value-type="string">
            <text:p text:style-name="P7">Alimenter le système</text:p>
          </table:table-cell>
          <table:table-cell table:style-name="Tableau1.A1" office:value-type="string">
            <text:p text:style-name="P8">- Alimentation</text:p>
          </table:table-cell>
          <table:table-cell table:style-name="Tableau1.A1" office:value-type="string">
            <text:p text:style-name="P8">- Adaptateur secteur 5V 2,5A</text:p>
          </table:table-cell>
          <table:table-cell table:style-name="Tableau1.A1" office:value-type="string">
            <text:p text:style-name="P7">Minimum</text:p>
          </table:table-cell>
          <table:table-cell table:style-name="Tableau1.F4" office:value-type="string">
            <text:p text:style-name="P9"/>
          </table:table-cell>
        </table:table-row>
        <table:table-row table:style-name="Tableau1.5">
          <table:table-cell table:style-name="Tableau1.A1" office:value-type="string">
            <text:p text:style-name="P10">FS4</text:p>
          </table:table-cell>
          <table:table-cell table:style-name="Tableau1.A1" office:value-type="string">
            <text:p text:style-name="P7">Résister aux contraintes extérieures</text:p>
          </table:table-cell>
          <table:table-cell table:style-name="Tableau1.A1" office:value-type="string">
            <text:p text:style-name="P8">- Aux chocs</text:p>
          </table:table-cell>
          <table:table-cell table:style-name="Tableau1.A1" office:value-type="string">
            <text:p text:style-name="P8">- Chute de 80cm</text:p>
          </table:table-cell>
          <table:table-cell table:style-name="Tableau1.A1" office:value-type="string">
            <text:p text:style-name="P7">± 20cm</text:p>
          </table:table-cell>
          <table:table-cell table:style-name="Tableau1.F5" office:value-type="string">
            <text:p text:style-name="P8"/>
          </table:table-cell>
        </table:table-row>
        <table:table-row table:style-name="Tableau1.6">
          <table:table-cell table:style-name="Tableau1.A1" office:value-type="string">
            <text:p text:style-name="P10">FS5</text:p>
          </table:table-cell>
          <table:table-cell table:style-name="Tableau1.A1" office:value-type="string">
            <text:p text:style-name="P7">Être simple d'utilisation et intuitif</text:p>
          </table:table-cell>
          <table:table-cell table:style-name="Tableau1.A1" office:value-type="string">
            <text:p text:style-name="P8">- Interface</text:p>
            <text:p text:style-name="P8"/>
            <text:p text:style-name="P8">- Réactivité</text:p>
          </table:table-cell>
          <table:table-cell table:style-name="Tableau1.A1" office:value-type="string">
            <text:p text:style-name="P8">- Simple</text:p>
            <text:p text:style-name="P8"/>
            <text:p text:style-name="P8">- Rapide</text:p>
          </table:table-cell>
          <table:table-cell table:style-name="Tableau1.E6" office:value-type="string">
            <text:p text:style-name="P7">/</text:p>
            <text:p text:style-name="P8"/>
            <text:p text:style-name="P7">/</text:p>
          </table:table-cell>
          <table:table-cell table:style-name="Tableau1.F1" office:value-type="string">
            <text:p text:style-name="P7">L’utilisation doit pouvoir se faire sans explication de fonctionnement</text:p>
          </table:table-cell>
        </table:table-row>
        <table:table-row table:style-name="Tableau1.7">
          <table:table-cell table:style-name="Tableau1.A1" office:value-type="string">
            <text:p text:style-name="P10">FS6</text:p>
          </table:table-cell>
          <table:table-cell table:style-name="Tableau1.A1" office:value-type="string">
            <text:p text:style-name="P7">Être visuellement agréable</text:p>
          </table:table-cell>
          <table:table-cell table:style-name="Tableau1.A1" office:value-type="string">
            <text:p text:style-name="P8">- Forme</text:p>
            <text:p text:style-name="P8"/>
            <text:p text:style-name="P8">- Couleurs de l'objet</text:p>
            <text:p text:style-name="P8"/>
            <text:p text:style-name="P8">- Dimensions</text:p>
          </table:table-cell>
          <table:table-cell table:style-name="Tableau1.A1" office:value-type="string">
            <text:p text:style-name="P8"/>
            <text:p text:style-name="P8">- Design</text:p>
            <text:p text:style-name="P8"/>
            <text:p text:style-name="P8">- Différents coloris</text:p>
            <text:p text:style-name="P8"/>
            <text:p text:style-name="P8">- Largeur =</text:p>
            <text:p text:style-name="P8">- Longueur =</text:p>
            <text:p text:style-name="P8">- Hauteur =</text:p>
          </table:table-cell>
          <table:table-cell table:style-name="Tableau1.E7" office:value-type="string">
            <text:p text:style-name="P7"/>
            <text:p text:style-name="P7">/</text:p>
            <text:p text:style-name="P8"/>
            <text:p text:style-name="P7">/</text:p>
            <text:p text:style-name="P8"/>
            <text:p text:style-name="P8"/>
            <text:p text:style-name="P8">Maximum</text:p>
            <text:p text:style-name="P8">Maximum</text:p>
            <text:p text:style-name="P8">Maximum</text:p>
          </table:table-cell>
          <table:table-cell table:style-name="Tableau1.F1" office:value-type="string">
            <text:p text:style-name="P7">L’objet devra être facilement transportable et agréable a l’œil</text:p>
          </table:table-cell>
        </table:table-row>
        <table:table-row table:style-name="Tableau1.8">
          <table:table-cell table:style-name="Tableau1.A8" office:value-type="string">
            <text:p text:style-name="P10">FS7</text:p>
          </table:table-cell>
          <table:table-cell table:style-name="Tableau1.A8" office:value-type="string">
            <text:p text:style-name="P7">Être stable sur un support</text:p>
          </table:table-cell>
          <table:table-cell table:style-name="Tableau1.A8" office:value-type="string">
            <text:p text:style-name="P8">- Stabilité</text:p>
          </table:table-cell>
          <table:table-cell table:style-name="Tableau1.D8" office:value-type="string">
            <text:p text:style-name="P8"/>
            <text:p text:style-name="P8"/>
            <text:p text:style-name="P8">-Support horizontal</text:p>
          </table:table-cell>
          <table:table-cell table:style-name="Tableau1.A8" office:value-type="string">
            <text:p text:style-name="P7">± 10°</text:p>
          </table:table-cell>
          <table:table-cell table:style-name="Tableau1.F8" office:value-type="string">
            <text:p text:style-name="P7">Il devra être stable sur une surface horizontale</text:p>
          </table:table-cell>
        </table:table-row>
        <table:table-row table:style-name="Tableau1.9">
          <table:table-cell table:style-name="Tableau1.A8" office:value-type="string">
            <text:p text:style-name="P10">FS8</text:p>
          </table:table-cell>
          <table:table-cell table:style-name="Tableau1.A8" office:value-type="string">
            <text:p text:style-name="P7">Respecter les normes en vigueur</text:p>
          </table:table-cell>
          <table:table-cell table:style-name="Tableau1.A8" office:value-type="string">
            <text:p text:style-name="P8">- Normes françaises et européennes</text:p>
          </table:table-cell>
          <table:table-cell table:style-name="Tableau1.D9" office:value-type="string">
            <text:p text:style-name="P7"/>
            <text:p text:style-name="P7">/</text:p>
          </table:table-cell>
          <table:table-cell table:style-name="Tableau1.E9" office:value-type="string">
            <text:p text:style-name="P7"/>
            <text:p text:style-name="P7">/</text:p>
          </table:table-cell>
          <table:table-cell table:style-name="Tableau1.F9" office:value-type="string">
            <text:p text:style-name="P7"/>
            <text:p text:style-name="P7">/</text:p>
          </table:table-cell>
        </table:table-row>
      </table:table>
      <text:p text:style-name="P22"><text:soft-page-break/></text:p>
      <text:p text:style-name="P19">Analyse descendante</text:p>
      <text:p text:style-name="P20"/>
      <text:p text:style-name="P20">9) Niveau A-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10) Niveau A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11) Résumé des fonctions techniques</text:p>
      <text:p text:style-name="P20"/>
      <text:p text:style-name="P20"/>
      <text:p text:style-name="P20"/>
      <text:p text:style-name="P38"><text:span text:style-name="T2">FS1 </text:span>: Permettre à l'utilisateur de <text:span text:style-name="T7">partager la musique sur un système audio</text:span></text:p>
      <text:p text:style-name="P38"><text:s text:c="9"/><text:span text:style-name="T12"><text:s/></text:span><text:span text:style-name="T13">FT1 : </text:span><text:span text:style-name="T28">Gestion des requêtes de musique sur le serveur </text:span></text:p>
      <text:p text:style-name="P38"><text:s text:c="10"/><text:span text:style-name="T13">FT</text:span><text:span text:style-name="T16">2 </text:span><text:span text:style-name="T13">:</text:span><text:span text:style-name="T20"> Diffuser la musique demandée </text:span></text:p>
      <text:p text:style-name="P38"><text:s text:c="10"/></text:p>
      <text:p text:style-name="P38"><text:span text:style-name="T2">FS2 :</text:span><text:span text:style-name="T12"> </text:span>Permettre <text:span text:style-name="T7">à l'utilisateur de contrôler le jukebox depuis son smartphone</text:span></text:p>
      <text:p text:style-name="P39"><text:s text:c="10"/><text:span text:style-name="T12"><text:s/></text:span><text:span text:style-name="T13">FT</text:span><text:span text:style-name="T15">3 </text:span><text:span text:style-name="T13">:</text:span><text:span text:style-name="T20"> Permettre à l’utilisateur d’avoir accès aux fonctionnalités du serveur</text:span></text:p>
      <text:p text:style-name="P38"><text:s text:c="11"/><text:span text:style-name="T13">FT</text:span><text:span text:style-name="T16">4 </text:span><text:span text:style-name="T13">:</text:span><text:span text:style-name="T20"> Connexion à l’interface </text:span></text:p>
      <text:p text:style-name="P39"><text:s text:c="10"/><text:span text:style-name="T12"><text:s/></text:span><text:span text:style-name="T13">FT</text:span><text:span text:style-name="T16">5 </text:span><text:span text:style-name="T13">:</text:span><text:span text:style-name="T20"> Contrôler les fonctionnalités du jukebox </text:span></text:p>
      <text:p text:style-name="P38"><text:s text:c="10"/><text:span text:style-name="T12"><text:s/></text:span><text:span text:style-name="T17">FT6 </text:span><text:span text:style-name="T27">: Permettre une gestion des musiques par vote</text:span></text:p>
      <text:p text:style-name="P38"/>
      <text:p text:style-name="P38"><text:span text:style-name="T2">FS3 :</text:span><text:span text:style-name="T12"> </text:span><text:span text:style-name="T7">Alimenter le système</text:span></text:p>
      <text:p text:style-name="P38"><text:s text:c="11"/><text:span text:style-name="T13">FT</text:span><text:span text:style-name="T16">6 </text:span><text:span text:style-name="T13">:</text:span><text:span text:style-name="T20"> Permettre au système d’être alimenter en énergie électrique (secteur) </text:span></text:p>
      <text:p text:style-name="P38"/>
      <text:p text:style-name="P38"><text:span text:style-name="T2">FS4 :</text:span><text:span text:style-name="T12"> </text:span><text:span text:style-name="T7">Résister aux contraintes extérieures</text:span></text:p>
      <text:p text:style-name="P38"><text:s text:c="9"/><text:span text:style-name="T12"><text:s text:c="2"/></text:span><text:span text:style-name="T14">FT</text:span><text:span text:style-name="T15">7</text:span><text:span text:style-name="T14"> : </text:span><text:span text:style-name="T21">Choisir des matériaux adaptés et résistant aux chocs pour le boîtier </text:span></text:p>
      <text:p text:style-name="P38"/>
      <text:p text:style-name="P38"><text:span text:style-name="T2">FS5 :</text:span> <text:span text:style-name="T7">Être simple d'utilisation et intuitif</text:span></text:p>
      <text:p text:style-name="P38"><text:s text:c="11"/><text:span text:style-name="T14">FT8 :</text:span><text:span text:style-name="T21"> Avoir une interface intuitive et simple graphiquement</text:span></text:p>
      <text:p text:style-name="P38"><text:s text:c="11"/><text:span text:style-name="T14">FT9 :</text:span><text:span text:style-name="T21"> Assurer une utilisation rapide</text:span></text:p>
      <text:p text:style-name="P38"/>
      <text:p text:style-name="P38"><text:span text:style-name="T2">FS6 :</text:span><text:span text:style-name="T12"> </text:span><text:span text:style-name="T7">Être visuellement agréable</text:span></text:p>
      <text:p text:style-name="P38"><text:s text:c="10"/><text:span text:style-name="T12"><text:s/></text:span><text:span text:style-name="T14">FT10 :</text:span><text:span text:style-name="T21"> Faire en sorte qu’il attire le regard, pour le boîtier <text:s/>(couleurs et design)</text:span></text:p>
      <text:p text:style-name="P38"><text:s text:c="11"/><text:span text:style-name="T19">FT11 </text:span><text:span text:style-name="T29">: Permettre à l’application d’avoir une interface graphique propre et agréable <text:tab/><text:tab/> au niveau des différents menus.</text:span></text:p>
      <text:p text:style-name="P38"><text:s text:c="11"/><text:span text:style-name="T14">FT1</text:span><text:span text:style-name="T18">2</text:span><text:span text:style-name="T14"> : </text:span><text:span text:style-name="T21">Faire qu’il ait des dimensions qui lui permettent d’être facilement <text:tab/><text:tab/><text:tab/><text:tab/> transportable</text:span></text:p>
      <text:p text:style-name="P38"/>
      <text:p text:style-name="P38"><text:span text:style-name="T2">FS7 :</text:span><text:span text:style-name="T12"> </text:span><text:span text:style-name="T7">Être stable sur un support</text:span></text:p>
      <text:p text:style-name="P41"><text:s text:c="11"/><text:span text:style-name="T14">FT1</text:span><text:span text:style-name="T18">3</text:span><text:span text:style-name="T14"> : </text:span><text:span text:style-name="T21">Faire qu’il tienne sur tout support plat quelconque</text:span></text:p>
      <text:p text:style-name="P41"/>
      <text:p text:style-name="P41"><text:span text:style-name="T2">FS8 :</text:span><text:span text:style-name="T12"> </text:span>Respecter les normes en vigueur</text:p>
      <text:p text:style-name="P24"><text:s text:c="8"/><text:span text:style-name="T12"><text:s/></text:span><text:span text:style-name="T24">FT</text:span><text:span text:style-name="T25">1</text:span><text:span text:style-name="T26">4</text:span><text:span text:style-name="T24"> :</text:span><text:span text:style-name="T22"> Respecter les normes en vigueur (dans ce domaine, </text:span><text:span text:style-name="T23">pour la France</text:span><text:span text:style-name="T22">)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12) Étude des fonction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5"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2" text:anchor-type="paragraph" svg:x="16.411cm" svg:y="-2cm" svg:width="2.316cm" svg:height="3.131cm" draw:z-index="53"><draw:image xlink:href="Pictures/10000000000000C1000001058F3A57263B259356.jpg" xlink:type="simple" xlink:show="embed" xlink:actuate="onLoad"/></draw:frame></text:p>
        <text:p text:style-name="Header"/>
      </style:header>
      <style:footer>
        <text:p text:style-name="MP1"><text:tab/><text:tab/><text:page-number text:select-page="current">9</text:page-number>/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0-19T09:10:15.698596724</dc:date>
    <meta:editing-duration>PT3H45M28S</meta:editing-duration>
    <meta:editing-cycles>29</meta:editing-cycles>
    <meta:generator>LibreOffice/5.1.4.2$Linux_X86_64 LibreOffice_project/10m0$Build-2</meta:generator>
    <meta:document-statistic meta:table-count="1" meta:image-count="1" meta:object-count="0" meta:page-count="9" meta:paragraph-count="149" meta:word-count="794" meta:character-count="4786" meta:non-whitespace-character-count="3931"/>
  </office:meta>
</office:document-meta>
</file>